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education.gouv.fr/bo/20/Special2/MENE2001797N.htm">Evaluation NSI T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0:38:17.17</meta:creation-date>
    <meta:document-statistic meta:table-count="0" meta:image-count="0" meta:object-count="0" meta:page-count="1" meta:paragraph-count="1" meta:word-count="3" meta:character-count="18" meta:non-whitespace-character-count="16"/>
    <dc:date>2020-09-02T10:42:18.07</dc:date>
    <meta:editing-duration>PT4M5S</meta:editing-duration>
    <meta:editing-cycles>1</meta:editing-cycles>
    <meta:generator>LibreOffice/3.4$Win32 LibreOffice_project/340m1$Build-203</meta:generator>
  </office:meta>
</office:document-meta>
</file>